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Graphik" svg:font-family="Graphik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W_228_hrung" style:data-style-name="N34"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Link" style:data-style-name="N0">
      <style:text-properties fo:color="#0563C1" style:text-underline-style="solid" style:text-underline-type="single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W_228_hrung" style:data-style-name="N34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ext-properties fo:color="#5E5E5E" style:font-name="Graphik" style:font-name-asian="Graphik" style:font-name-complex="Graphik" fo:font-weight="normal" style:font-weight-asian="normal" style:font-weight-complex="normal"/>
    </style:style>
    <style:style style:name="ce8" style:family="table-cell" style:parent-style-name="Link" style:data-style-name="N0">
      <style:table-cell-properties style:vertical-align="automatic" fo:wrap-option="wrap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7.11729166666667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4.31270833333333cm"/>
    </style:style>
    <style:style style:name="co6" style:family="table-column">
      <style:table-column-properties fo:break-before="auto" style:column-width="8.06979166666667cm"/>
    </style:style>
    <style:style style:name="co7" style:family="table-column">
      <style:table-column-properties fo:break-before="auto" style:column-width="4.841875cm"/>
    </style:style>
    <style:style style:name="co8" style:family="table-column">
      <style:table-column-properties fo:break-before="auto" style:column-width="7.27604166666667cm"/>
    </style:style>
    <style:style style:name="co9" style:family="table-column">
      <style:table-column-properties fo:break-before="auto" style:column-width="5.635625cm"/>
    </style:style>
    <style:style style:name="co10" style:family="table-column">
      <style:table-column-properties fo:break-before="auto" style:column-width="4.63020833333333cm"/>
    </style:style>
    <style:style style:name="co11" style:family="table-column">
      <style:table-column-properties fo:break-before="auto" style:column-width="1.719791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5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5">
            <text:p>Produkt</text:p>
          </table:table-cell>
          <table:table-cell office:value-type="string" table:style-name="ce5">
            <text:p>Name</text:p>
          </table:table-cell>
          <table:table-cell office:value-type="string" table:style-name="ce6">
            <text:p>Preis</text:p>
          </table:table-cell>
          <table:table-cell office:value-type="string" table:style-name="ce5">
            <text:p>Link</text:p>
          </table:table-cell>
          <table:table-cell office:value-type="string" table:style-name="ce5">
            <text:p>Maße [mm]</text:p>
          </table:table-cell>
          <table:table-cell office:value-type="string" table:style-name="ce5">
            <text:p>LIDAR</text:p>
          </table:table-cell>
          <table:table-cell office:value-type="string" table:style-name="ce5">
            <text:p>Kamera</text:p>
          </table:table-cell>
          <table:table-cell office:value-type="string" table:style-name="ce5">
            <text:p>Sonstige Sensoren</text:p>
          </table:table-cell>
          <table:table-cell office:value-type="string" table:style-name="ce5">
            <text:p>Hardware</text:p>
          </table:table-cell>
          <table:table-cell office:value-type="string" table:style-name="ce5">
            <text:p>Pro</text:p>
          </table:table-cell>
          <table:table-cell office:value-type="string" table:style-name="ce5">
            <text:p>Contra</text:p>
          </table:table-cell>
          <table:table-cell office:value-type="string" table:style-name="ce5">
            <text:p>Technische Spezifikationen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1">
            <text:p>Roboter A</text:p>
          </table:table-cell>
          <table:table-cell office:value-type="string" table:style-name="ce1">
            <text:p>TURTLEBOT 4 Lite</text:p>
          </table:table-cell>
          <table:table-cell office:value-type="currency" office:value="1549" table:style-name="ce3">
            <text:p><text:s/>1.549,00 €<text:s/></text:p>
          </table:table-cell>
          <table:table-cell office:value-type="string" table:style-name="ce4">
            <text:p><text:a xlink:href="https://www.generationrobots.com/">https://www.generationrobots.com/</text:a></text:p>
          </table:table-cell>
          <table:table-cell office:value-type="string" table:style-name="ce1">
            <text:p>341 x 339 x 192<text:s/></text:p>
          </table:table-cell>
          <table:table-cell office:value-type="string" table:style-name="ce1">
            <text:p>RPLIDAR-A1 (0,15-12m range)</text:p>
          </table:table-cell>
          <table:table-cell office:value-type="string" table:style-name="ce1">
            <text:p>OAK-D-LITE</text:p>
          </table:table-cell>
          <table:table-cell office:value-type="string" table:style-name="ce1">
            <text:p>IMU, Sturzsensoren, Bumper</text:p>
          </table:table-cell>
          <table:table-cell table:style-name="ce1"/>
          <table:table-cell office:value-type="string" table:style-name="ce1">
            <text:p>+geringer Aufwand</text:p>
          </table:table-cell>
          <table:table-cell office:value-type="string" table:style-name="ce2">
            <text:p>-geringe Apassbarkeit, hoher Preis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TURTLEBOT 4 Standard</text:p>
          </table:table-cell>
          <table:table-cell office:value-type="currency" office:value="2399" table:style-name="ce3">
            <text:p><text:s/>2.399,00 €<text:s/></text:p>
          </table:table-cell>
          <table:table-cell office:value-type="string" table:style-name="ce4">
            <text:p><text:a xlink:href="https://www.generationrobots.com/">https://www.generationrobots.com/</text:a></text:p>
          </table:table-cell>
          <table:table-cell office:value-type="string" table:style-name="ce1">
            <text:p>342 x 339 x 351</text:p>
          </table:table-cell>
          <table:table-cell office:value-type="string" table:style-name="ce1">
            <text:p>RPLIDAR-A1 (0,15-12m range)</text:p>
          </table:table-cell>
          <table:table-cell office:value-type="string" table:style-name="ce1">
            <text:p>OAK-D-PRO</text:p>
          </table:table-cell>
          <table:table-cell office:value-type="string" table:style-name="ce1">
            <text:p>IMU, Sturzsensoren, Bumper</text:p>
          </table:table-cell>
          <table:table-cell table:number-columns-repeated="2" table:style-name="ce1"/>
          <table:table-cell table:style-name="ce2"/>
          <table:table-cell table:number-columns-repeated="16373" table:style-name="ce1"/>
        </table:table-row>
        <table:table-row table:style-name="ro3">
          <table:table-cell office:value-type="string" table:style-name="ce1">
            <text:p>Roboter B</text:p>
          </table:table-cell>
          <table:table-cell office:value-type="string" table:style-name="ce1">
            <text:p>TURTLEBOT 3 Burger</text:p>
          </table:table-cell>
          <table:table-cell office:value-type="currency" office:value="770" table:style-name="ce3">
            <text:p><text:s/>770,00 €<text:s/></text:p>
          </table:table-cell>
          <table:table-cell office:value-type="string" table:style-name="ce1">
            <text:p>MyBotShop , Reichelt</text:p>
          </table:table-cell>
          <table:table-cell office:value-type="string" table:style-name="ce1">
            <text:p>138 × 178 × 192</text:p>
          </table:table-cell>
          <table:table-cell office:value-type="string" table:style-name="ce1">
            <text:p>360° LiDAR</text:p>
          </table:table-cell>
          <table:table-cell table:style-name="ce1"/>
          <table:table-cell office:value-type="string" table:style-name="ce2">
            <text:p>3-Axis gyroscope</text:p>
            <text:p>3-Axis accelerometer</text:p>
            <text:p>3-Axis magnetometer</text:p>
          </table:table-cell>
          <table:table-cell table:style-name="ce1"/>
          <table:table-cell office:value-type="string" table:style-name="ce1">
            <text:p>+teils anpassbar, +geringer Aufwand</text:p>
          </table:table-cell>
          <table:table-cell office:value-type="string" table:style-name="ce2">
            <text:p>-höherer Preis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Roboter C</text:p>
          </table:table-cell>
          <table:table-cell office:value-type="string" table:style-name="ce1">
            <text:p>TURTLEBOT 3 Waffle Pi</text:p>
          </table:table-cell>
          <table:table-cell office:value-type="currency" office:value="1875" table:style-name="ce3">
            <text:p><text:s/>1.875,00 €<text:s/></text:p>
          </table:table-cell>
          <table:table-cell office:value-type="string" table:style-name="ce1">
            <text:p><text:a xlink:href="https://www.reichelt.de/de/de/robotis-turtlebot3-waffle-pi-raspberry-pi-4-2gb--tb3-waffle-pi4-2-p318304.html?PROVID=2788&amp;&amp;r=1">Reichelt</text:a></text:p>
          </table:table-cell>
          <table:table-cell office:value-type="string" table:style-name="ce1">
            <text:p>281 × 306 × 141</text:p>
          </table:table-cell>
          <table:table-cell office:value-type="string" table:style-name="ce1">
            <text:p>360° LiDAR</text:p>
          </table:table-cell>
          <table:table-cell table:style-name="ce1"/>
          <table:table-cell office:value-type="string" table:style-name="ce2">
            <text:p>3-Axis gyroscope</text:p>
            <text:p>3-Axis accelerometer</text:p>
            <text:p>3-Axis magnetometer</text:p>
          </table:table-cell>
          <table:table-cell table:style-name="ce1"/>
          <table:table-cell office:value-type="string" table:style-name="ce1">
            <text:p>+groß</text:p>
          </table:table-cell>
          <table:table-cell office:value-type="string" table:style-name="ce1">
            <text:p>-sehr hoher Preis</text:p>
          </table:table-cell>
          <table:table-cell table:number-columns-repeated="16373" table:style-name="ce1"/>
        </table:table-row>
        <table:table-row table:style-name="ro4">
          <table:table-cell table:style-name="ce1"/>
          <table:table-cell office:value-type="string" table:style-name="ce1">
            <text:p>Roboworks Codebot</text:p>
          </table:table-cell>
          <table:table-cell office:value-type="currency" office:value="1470" table:style-name="ce3">
            <text:p><text:s/>1.470,00 €<text:s/></text:p>
          </table:table-cell>
          <table:table-cell office:value-type="string" table:style-name="ce8">
            <text:p><text:a xlink:href="https://www.roboworks.net/store/p/codebot-nano">https://www.roboworks.net/store/p/codebot-nano https://eu.robotshop.com/de/search?type=product&amp;options%5Bprefix%5D=last&amp;options%5Bunavailable_products%5D=last&amp;q=codebot<text:s/></text:a></text:p>
          </table:table-cell>
          <table:table-cell office:value-type="string" table:style-name="ce1">
            <text:p>240 x 191 x 146</text:p>
          </table:table-cell>
          <table:table-cell office:value-type="string" table:style-name="ce1">
            <text:p>RPLIDAR-A1 (0,15-12m range)</text:p>
          </table:table-cell>
          <table:table-cell office:value-type="string" table:style-name="ce1">
            <text:p>Astra RGBD Depth Camera</text:p>
          </table:table-cell>
          <table:table-cell office:value-type="string" table:style-name="ce1">
            <text:p>3 Axis in Gyroscope, Accelerometer, Magnetometer (ICM20948)</text:p>
          </table:table-cell>
          <table:table-cell office:value-type="string" table:style-name="ce1">
            <text:p>Jetson Nano</text:p>
          </table:table-cell>
          <table:table-cell table:number-columns-repeated="2" table:style-name="ce1"/>
          <table:table-cell office:value-type="string" table:style-name="ce4">
            <text:p><text:a xlink:href="https://cdn.robotshop.com/rbm/a5e9ab51-86bc-497b-adac-003de3088fb7/8/85bac281-d670-4de6-b721-d19944746f32/05344714_codebot_and_ackerman_user_manual.pdf">https://cdn.robotshop.com/rbm/a5e9ab51-86bc-497b-adac-003de3088fb7/8/85bac281-d670-4de6-b721-d19944746f32/05344714_codebot_and_ackerman_user_manual.pdf<text:s/></text:a>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Roboworks Omnibot<text:s/></text:p>
          </table:table-cell>
          <table:table-cell table:style-name="ce3"/>
          <table:table-cell office:value-type="string" table:style-name="ce4">
            <text:p><text:a xlink:href="https://www.roboworks.net/store/p/omnibot">https://www.roboworks.net/store/p/omnibot<text:s/></text:a></text:p>
          </table:table-cell>
          <table:table-cell office:value-type="string" table:style-name="ce1">
            <text:p>240 x 240 x 183</text:p>
          </table:table-cell>
          <table:table-cell office:value-type="string" table:style-name="ce1">
            <text:p>LD14, Slamtec M10</text:p>
          </table:table-cell>
          <table:table-cell office:value-type="string" table:style-name="ce7">
            <text:p>Astra RGBD Depth Camera</text:p>
          </table:table-cell>
          <table:table-cell office:value-type="string" table:style-name="ce1">
            <text:p>4 Axis in Gyroscope, Accelerometer, Magnetometer (ICM20948)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Basis A</text:p>
          </table:table-cell>
          <table:table-cell office:value-type="string" table:style-name="ce1">
            <text:p>„Omniwheelschasis“</text:p>
          </table:table-cell>
          <table:table-cell office:value-type="currency" office:value="45" table:style-name="ce3">
            <text:p><text:s/>45,00 €<text:s/></text:p>
          </table:table-cell>
          <table:table-cell office:value-type="string" table:style-name="ce1">
            <text:p><text:a xlink:href="https://de.aliexpress.com/item/1005001942020859.html?pdp_npi=2%40dis%21EUR%21€%2088%2C82%2188%2C82%20€%21%21%21%21%21%40211b600216784642508805792e9bf8%2112000021471197154%21btf&amp;_t=pvid%3Acfe54323-f1d3-4dc1-abc0-6b57debf6c2e&amp;afTraceInfo=1005001942020859__pc__pcBridgePPC__xxxxxx__1678464251&amp;spm=a2g0o.ppclist.product.mainProduct&amp;gatewayAdapt=glo2deu">AliExpress</text:a></text:p>
          </table:table-cell>
          <table:table-cell table:number-columns-repeated="5" table:style-name="ce1"/>
          <table:table-cell office:value-type="string" table:style-name="ce1">
            <text:p>+hohe beweglichkeit, +anpassbar, +preiswert</text:p>
          </table:table-cell>
          <table:table-cell office:value-type="string" table:style-name="ce1">
            <text:p>-höherer technischer Aufwan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Basis B</text:p>
          </table:table-cell>
          <table:table-cell office:value-type="string" table:style-name="ce1">
            <text:p>elec_mall2012</text:p>
          </table:table-cell>
          <table:table-cell office:value-type="currency" office:value="180" table:style-name="ce3">
            <text:p><text:s/>180,00 €<text:s/></text:p>
          </table:table-cell>
          <table:table-cell office:value-type="string" table:style-name="ce1">
            <text:p>Ebay</text:p>
          </table:table-cell>
          <table:table-cell table:number-columns-repeated="7" table:style-name="ce1"/>
          <table:table-cell office:value-type="string" table:style-name="ce1">
            <text:p>Kette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oboter D</text:p>
          </table:table-cell>
          <table:table-cell office:value-type="string" table:style-name="ce1">
            <text:p>„Lidar programming car“</text:p>
          </table:table-cell>
          <table:table-cell office:value-type="currency" office:value="919" table:style-name="ce3">
            <text:p><text:s/>919,00 €<text:s/></text:p>
          </table:table-cell>
          <table:table-cell table:number-columns-repeated="6" table:style-name="ce1"/>
          <table:table-cell office:value-type="string" table:style-name="ce1">
            <text:p>+JetsonNano, ~Kamer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oboter E</text:p>
          </table:table-cell>
          <table:table-cell office:value-type="string" table:style-name="ce1">
            <text:p>JetRacer</text:p>
          </table:table-cell>
          <table:table-cell office:value-type="string" table:style-name="ce3">
            <text:p>580€ - 616€</text:p>
          </table:table-cell>
          <table:table-cell office:value-type="string" table:style-name="ce1">
            <text:p><text:a xlink:href="https://de.aliexpress.com/item/1005004930115133.html?pdp_npi=2%40dis%21EUR%21€%20362%2C90%21333%2C88%20€%21%21%21%21%21%40211b801716784847023062920eb9ef%2112000031057727441%21btf&amp;_t=pvid%3A91dd817b-1e31-4fdc-899a-edc532e20657&amp;afTraceInfo=1005004930115133__pc__pcBridgePPC__xxxxxx__1678484702&amp;spm=a2g0o.ppclist.product.mainProduct&amp;gatewayAdapt=glo2deu">AliExpress</text:a></text:p>
          </table:table-cell>
          <table:table-cell table:number-columns-repeated="5" table:style-name="ce1"/>
          <table:table-cell office:value-type="string" table:style-name="ce1">
            <text:p>+JetsonNano, billiger als Burger</text:p>
          </table:table-cell>
          <table:table-cell office:value-type="string" table:style-name="ce1">
            <text:p>-höherer Prei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oboter F</text:p>
          </table:table-cell>
          <table:table-cell table:style-name="ce1"/>
          <table:table-cell table:style-name="ce3"/>
          <table:table-cell office:value-type="string" table:style-name="ce1">
            <text:p><text:a xlink:href="https://eu.robotshop.com/de/products/sdp-mini-rplidar-experimental-2wd-robot-platform?srsltid=Ad5pg_Hj-zLye3PgPhGhwqHdiLmgdwdNRwJ6yLE_3MOL6AdAI8CMtmlDI8g">RobotShop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oboter G</text:p>
          </table:table-cell>
          <table:table-cell table:style-name="ce1"/>
          <table:table-cell table:style-name="ce3"/>
          <table:table-cell office:value-type="string" table:style-name="ce1">
            <text:p><text:a xlink:href="https://campaign.aliexpress.com/wow/gcp/tesla-pc-new/index?UTABTest=aliabtest377151_530968&amp;src=google&amp;aff_fcid=3d86b6430e8343e6b2b6730b83b6a42a-1678574887618-04135-UneMJZVf&amp;aff_fsk=UneMJZVf&amp;aff_platform=aaf&amp;sk=UneMJZVf&amp;aff_trace_key=3d86b6430e8343e6b2b6730b83b6a42a-1678574887618-04135-UneMJZVf&amp;terminal_id=5db5d15036de4afd8c504ba745e9cb8d&amp;wh_weex=true&amp;wx_navbar_hidden=true&amp;wx_navbar_transparent=true&amp;ignoreNavigationBar=true&amp;wx_statusbar_hidden=true&amp;bt_src=ppc_direct_lp&amp;scenario=pcBridgePPC&amp;productId=4001248479888&amp;OLP=1085100208_f_group2&amp;o_s_id=1085100208">AliExpress</text:a>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3"/>
          <table:table-cell table:number-columns-repeated="7" table:style-name="ce1"/>
          <table:table-cell office:value-type="string" table:style-name="ce1">
            <text:p>~Slamware</text:p>
          </table:table-cell>
          <table:table-cell table:number-columns-repeated="16373"/>
        </table:table-row>
        <table:table-row table:number-rows-repeated="1048558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1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1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Graphik" svg:font-family="Graphik"/>
  </office:font-face-decls>
  <office:styles>
    <number:number-style style:name="N0">
      <number:number number:min-integer-digits="1"/>
    </number:number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_228_hrung" style:display-name="Währung" style:family="table-cell" style:data-style-name="N34"/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2</meta:generator>
    <dc:creator>Microsoft Office User</dc:creator>
    <meta:creation-date>2023-03-08T20:11:02Z</meta:creation-date>
    <dc:date>2023-03-12T11:52:18Z</dc:date>
    <meta:editing-cycles>6</meta:editing-cycles>
    <meta:editing-duration>PT24296S</meta:editing-duration>
  </office:meta>
</office:document-meta>
</file>